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800000221AFA5F67DDA6C0708.png" manifest:media-type="image/png"/>
  <manifest:file-entry manifest:full-path="Pictures/100000010000003D0000003A94573875800E23B0.png" manifest:media-type="image/png"/>
  <manifest:file-entry manifest:full-path="Pictures/100000010000004200000045C97D26064E1B629E.png" manifest:media-type="image/png"/>
  <manifest:file-entry manifest:full-path="Pictures/10000001000000640000003EA02ACC4FEB635861.png" manifest:media-type="image/png"/>
  <manifest:file-entry manifest:full-path="Pictures/10000001000000880000003DB5A004283DF08396.png" manifest:media-type="image/png"/>
  <manifest:file-entry manifest:full-path="Pictures/10000001000000C30000003B2AE8C85279D63BAA.png" manifest:media-type="image/png"/>
  <manifest:file-entry manifest:full-path="Pictures/10000001000000830000003F2AE07ECE07634BAD.png" manifest:media-type="image/png"/>
  <manifest:file-entry manifest:full-path="Pictures/10000001000000650000003BC836421E237DD1CD.png" manifest:media-type="image/png"/>
  <manifest:file-entry manifest:full-path="Pictures/10000001000000DD0000006A01029EB0179199BC.png" manifest:media-type="image/png"/>
  <manifest:file-entry manifest:full-path="Pictures/10000001000002780000025E6AF7F7B8FB8825D6.png" manifest:media-type="image/png"/>
  <manifest:file-entry manifest:full-path="Pictures/100000010000001C000000227E5BBFC615CD6D62.png" manifest:media-type="image/png"/>
  <manifest:file-entry manifest:full-path="Pictures/10000001000003B40000023972E9AF329BB024A3.png" manifest:media-type="image/png"/>
  <manifest:file-entry manifest:full-path="Pictures/10000001000003B400000239C25CD2E50CDEBD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559cm" fo:min-width="10.46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509cm" fo:min-width="10.414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ff0000" draw:marker-start-width="0.356cm" draw:marker-end-width="0.356cm" draw:fill="solid" draw:fill-color="#ffffff" draw:textarea-horizontal-align="justify" draw:textarea-vertical-align="middle" draw:auto-grow-height="false" fo:min-height="3.116cm" fo:min-width="8.87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5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0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27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28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1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2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3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000000" draw:fill="none" draw:textarea-vertical-align="middle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3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40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3.771cm" fo:min-width="0cm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solid" draw:fill-color="#ffffff" draw:opacity="50%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loext:graphic-properties draw:fill="solid" draw:fill-color="#ffffff" draw:opacity="100%"/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svg:x="3.641cm" svg:y="16.1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51cm" svg:y1="16.129cm" svg:x2="14.28cm" svg:y2="21.942cm">
          <text:p/>
        </draw:line>
        <draw:line draw:style-name="gr2" draw:text-style-name="P2" draw:layer="layout" svg:x1="13.87cm" svg:y1="16.129cm" svg:x2="13.899cm" svg:y2="21.942cm">
          <text:p/>
        </draw:line>
        <draw:line draw:style-name="gr2" draw:text-style-name="P2" draw:layer="layout" svg:x1="13.108cm" svg:y1="16.129cm" svg:x2="13.137cm" svg:y2="21.942cm">
          <text:p/>
        </draw:line>
        <draw:line draw:style-name="gr2" draw:text-style-name="P2" draw:layer="layout" svg:x1="12.728cm" svg:y1="16.129cm" svg:x2="12.757cm" svg:y2="21.942cm">
          <text:p/>
        </draw:line>
        <draw:line draw:style-name="gr2" draw:text-style-name="P2" draw:layer="layout" svg:x1="11.966cm" svg:y1="16.129cm" svg:x2="11.995cm" svg:y2="21.942cm">
          <text:p/>
        </draw:line>
        <draw:line draw:style-name="gr2" draw:text-style-name="P2" draw:layer="layout" svg:x1="11.204cm" svg:y1="16.129cm" svg:x2="11.233cm" svg:y2="21.942cm">
          <text:p/>
        </draw:line>
        <draw:line draw:style-name="gr2" draw:text-style-name="P2" draw:layer="layout" svg:x1="10.442cm" svg:y1="16.129cm" svg:x2="10.471cm" svg:y2="21.942cm">
          <text:p/>
        </draw:line>
        <draw:line draw:style-name="gr2" draw:text-style-name="P2" draw:layer="layout" svg:x1="9.681cm" svg:y1="16.129cm" svg:x2="9.71cm" svg:y2="21.942cm">
          <text:p/>
        </draw:line>
        <draw:line draw:style-name="gr2" draw:text-style-name="P2" draw:layer="layout" svg:x1="8.538cm" svg:y1="16.129cm" svg:x2="8.567cm" svg:y2="21.942cm">
          <text:p/>
        </draw:line>
        <draw:line draw:style-name="gr2" draw:text-style-name="P2" draw:layer="layout" svg:x1="9.3cm" svg:y1="16.129cm" svg:x2="9.329cm" svg:y2="21.942cm">
          <text:p/>
        </draw:line>
        <draw:line draw:style-name="gr2" draw:text-style-name="P2" draw:layer="layout" svg:x1="5.111cm" svg:y1="16.129cm" svg:x2="5.14cm" svg:y2="21.942cm">
          <text:p/>
        </draw:line>
        <draw:line draw:style-name="gr2" draw:text-style-name="P2" draw:layer="layout" svg:x1="6.634cm" svg:y1="16.129cm" svg:x2="6.663cm" svg:y2="21.942cm">
          <text:p/>
        </draw:line>
        <draw:line draw:style-name="gr2" draw:text-style-name="P2" draw:layer="layout" svg:x1="7.777cm" svg:y1="16.129cm" svg:x2="7.806cm" svg:y2="21.942cm">
          <text:p/>
        </draw:line>
        <draw:line draw:style-name="gr2" draw:text-style-name="P2" draw:layer="layout" svg:x1="4.349cm" svg:y1="16.129cm" svg:x2="4.378cm" svg:y2="21.942cm">
          <text:p/>
        </draw:line>
        <draw:line draw:style-name="gr2" draw:text-style-name="P2" draw:layer="layout" svg:x1="13.489cm" svg:y1="16.129cm" svg:x2="13.518cm" svg:y2="21.942cm">
          <text:p/>
        </draw:line>
        <draw:line draw:style-name="gr2" draw:text-style-name="P2" draw:layer="layout" svg:x1="5.872cm" svg:y1="16.129cm" svg:x2="5.901cm" svg:y2="21.942cm">
          <text:p/>
        </draw:line>
        <draw:line draw:style-name="gr2" draw:text-style-name="P2" draw:layer="layout" svg:x1="12.347cm" svg:y1="16.129cm" svg:x2="12.376cm" svg:y2="21.942cm">
          <text:p/>
        </draw:line>
        <draw:line draw:style-name="gr2" draw:text-style-name="P2" draw:layer="layout" svg:x1="10.823cm" svg:y1="16.129cm" svg:x2="10.852cm" svg:y2="21.942cm">
          <text:p/>
        </draw:line>
        <draw:line draw:style-name="gr2" draw:text-style-name="P2" draw:layer="layout" svg:x1="7.015cm" svg:y1="16.129cm" svg:x2="7.044cm" svg:y2="21.942cm">
          <text:p/>
        </draw:line>
        <draw:line draw:style-name="gr2" draw:text-style-name="P2" draw:layer="layout" svg:x1="8.157cm" svg:y1="16.129cm" svg:x2="8.186cm" svg:y2="21.942cm">
          <text:p/>
        </draw:line>
        <draw:line draw:style-name="gr2" draw:text-style-name="P2" draw:layer="layout" svg:x1="6.253cm" svg:y1="16.129cm" svg:x2="6.282cm" svg:y2="21.942cm">
          <text:p/>
        </draw:line>
        <draw:line draw:style-name="gr2" draw:text-style-name="P2" draw:layer="layout" svg:x1="4.73cm" svg:y1="16.129cm" svg:x2="4.759cm" svg:y2="21.942cm">
          <text:p/>
        </draw:line>
        <draw:line draw:style-name="gr2" draw:text-style-name="P2" draw:layer="layout" svg:x1="10.062cm" svg:y1="16.129cm" svg:x2="10.091cm" svg:y2="21.942cm">
          <text:p/>
        </draw:line>
        <draw:line draw:style-name="gr2" draw:text-style-name="P2" draw:layer="layout" svg:x1="11.585cm" svg:y1="16.129cm" svg:x2="11.614cm" svg:y2="21.942cm">
          <text:p/>
        </draw:line>
        <draw:line draw:style-name="gr2" draw:text-style-name="P2" draw:layer="layout" svg:x1="8.919cm" svg:y1="16.129cm" svg:x2="8.948cm" svg:y2="21.942cm">
          <text:p/>
        </draw:line>
        <draw:line draw:style-name="gr2" draw:text-style-name="P2" draw:layer="layout" svg:x1="7.396cm" svg:y1="16.129cm" svg:x2="7.425cm" svg:y2="21.942cm">
          <text:p/>
        </draw:line>
        <draw:line draw:style-name="gr2" draw:text-style-name="P2" draw:layer="layout" svg:x1="3.968cm" svg:y1="16.129cm" svg:x2="3.997cm" svg:y2="21.942cm">
          <text:p/>
        </draw:line>
        <draw:line draw:style-name="gr2" draw:text-style-name="P2" draw:layer="layout" svg:x1="5.491cm" svg:y1="16.129cm" svg:x2="5.52cm" svg:y2="21.942cm">
          <text:p/>
        </draw:line>
      </draw:page>
      <draw:page draw:name="page2" draw:style-name="dp1" draw:master-page-name="Default">
        <draw:custom-shape draw:style-name="gr3" draw:text-style-name="P1" draw:layer="layout" svg:width="10.964cm" svg:height="5.809cm" draw:transform="rotate (0.00139626340159546) translate (3.771cm 3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301cm" svg:y1="3.381cm" svg:x2="14.338cm" svg:y2="9.194cm">
          <text:p/>
        </draw:line>
        <draw:line draw:style-name="gr2" draw:text-style-name="P2" draw:layer="layout" svg:x1="13.92cm" svg:y1="3.381cm" svg:x2="13.957cm" svg:y2="9.194cm">
          <text:p/>
        </draw:line>
        <draw:line draw:style-name="gr2" draw:text-style-name="P2" draw:layer="layout" svg:x1="13.158cm" svg:y1="3.382cm" svg:x2="13.195cm" svg:y2="9.195cm">
          <text:p/>
        </draw:line>
        <draw:line draw:style-name="gr2" draw:text-style-name="P2" draw:layer="layout" svg:x1="12.778cm" svg:y1="3.383cm" svg:x2="12.815cm" svg:y2="9.196cm">
          <text:p/>
        </draw:line>
        <draw:line draw:style-name="gr2" draw:text-style-name="P2" draw:layer="layout" svg:x1="12.016cm" svg:y1="3.384cm" svg:x2="12.053cm" svg:y2="9.197cm">
          <text:p/>
        </draw:line>
        <draw:line draw:style-name="gr2" draw:text-style-name="P2" draw:layer="layout" svg:x1="11.254cm" svg:y1="3.385cm" svg:x2="11.291cm" svg:y2="9.198cm">
          <text:p/>
        </draw:line>
        <draw:line draw:style-name="gr2" draw:text-style-name="P2" draw:layer="layout" svg:x1="10.492cm" svg:y1="3.386cm" svg:x2="10.529cm" svg:y2="9.199cm">
          <text:p/>
        </draw:line>
        <draw:line draw:style-name="gr2" draw:text-style-name="P2" draw:layer="layout" svg:x1="9.731cm" svg:y1="3.387cm" svg:x2="9.768cm" svg:y2="9.2cm">
          <text:p/>
        </draw:line>
        <draw:line draw:style-name="gr2" draw:text-style-name="P2" draw:layer="layout" svg:x1="8.588cm" svg:y1="3.389cm" svg:x2="8.625cm" svg:y2="9.202cm">
          <text:p/>
        </draw:line>
        <draw:line draw:style-name="gr2" draw:text-style-name="P2" draw:layer="layout" svg:x1="9.35cm" svg:y1="3.388cm" svg:x2="9.387cm" svg:y2="9.201cm">
          <text:p/>
        </draw:line>
        <draw:line draw:style-name="gr2" draw:text-style-name="P2" draw:layer="layout" svg:x1="5.161cm" svg:y1="3.394cm" svg:x2="5.198cm" svg:y2="9.207cm">
          <text:p/>
        </draw:line>
        <draw:line draw:style-name="gr2" draw:text-style-name="P2" draw:layer="layout" svg:x1="6.684cm" svg:y1="3.391cm" svg:x2="6.721cm" svg:y2="9.204cm">
          <text:p/>
        </draw:line>
        <draw:line draw:style-name="gr2" draw:text-style-name="P2" draw:layer="layout" svg:x1="7.827cm" svg:y1="3.39cm" svg:x2="7.864cm" svg:y2="9.203cm">
          <text:p/>
        </draw:line>
        <draw:line draw:style-name="gr2" draw:text-style-name="P2" draw:layer="layout" svg:x1="4.399cm" svg:y1="3.395cm" svg:x2="4.436cm" svg:y2="9.208cm">
          <text:p/>
        </draw:line>
        <draw:line draw:style-name="gr2" draw:text-style-name="P2" draw:layer="layout" svg:x1="13.539cm" svg:y1="3.382cm" svg:x2="13.576cm" svg:y2="9.195cm">
          <text:p/>
        </draw:line>
        <draw:line draw:style-name="gr2" draw:text-style-name="P2" draw:layer="layout" svg:x1="5.922cm" svg:y1="3.393cm" svg:x2="5.959cm" svg:y2="9.206cm">
          <text:p/>
        </draw:line>
        <draw:line draw:style-name="gr2" draw:text-style-name="P2" draw:layer="layout" svg:x1="12.397cm" svg:y1="3.384cm" svg:x2="12.434cm" svg:y2="9.197cm">
          <text:p/>
        </draw:line>
        <draw:line draw:style-name="gr2" draw:text-style-name="P2" draw:layer="layout" svg:x1="10.873cm" svg:y1="3.386cm" svg:x2="10.91cm" svg:y2="9.199cm">
          <text:p/>
        </draw:line>
        <draw:line draw:style-name="gr2" draw:text-style-name="P2" draw:layer="layout" svg:x1="7.065cm" svg:y1="3.391cm" svg:x2="7.102cm" svg:y2="9.204cm">
          <text:p/>
        </draw:line>
        <draw:line draw:style-name="gr2" draw:text-style-name="P2" draw:layer="layout" svg:x1="8.207cm" svg:y1="3.389cm" svg:x2="8.244cm" svg:y2="9.202cm">
          <text:p/>
        </draw:line>
        <draw:line draw:style-name="gr2" draw:text-style-name="P2" draw:layer="layout" svg:x1="6.303cm" svg:y1="3.392cm" svg:x2="6.34cm" svg:y2="9.205cm">
          <text:p/>
        </draw:line>
        <draw:line draw:style-name="gr2" draw:text-style-name="P2" draw:layer="layout" svg:x1="4.78cm" svg:y1="3.394cm" svg:x2="4.817cm" svg:y2="9.207cm">
          <text:p/>
        </draw:line>
        <draw:line draw:style-name="gr2" draw:text-style-name="P2" draw:layer="layout" svg:x1="10.112cm" svg:y1="3.387cm" svg:x2="10.149cm" svg:y2="9.2cm">
          <text:p/>
        </draw:line>
        <draw:line draw:style-name="gr2" draw:text-style-name="P2" draw:layer="layout" svg:x1="11.635cm" svg:y1="3.385cm" svg:x2="11.672cm" svg:y2="9.198cm">
          <text:p/>
        </draw:line>
        <draw:line draw:style-name="gr2" draw:text-style-name="P2" draw:layer="layout" svg:x1="8.969cm" svg:y1="3.388cm" svg:x2="9.006cm" svg:y2="9.201cm">
          <text:p/>
        </draw:line>
        <draw:line draw:style-name="gr2" draw:text-style-name="P2" draw:layer="layout" svg:x1="7.446cm" svg:y1="3.39cm" svg:x2="7.483cm" svg:y2="9.203cm">
          <text:p/>
        </draw:line>
        <draw:line draw:style-name="gr2" draw:text-style-name="P2" draw:layer="layout" svg:x1="4.018cm" svg:y1="3.395cm" svg:x2="4.055cm" svg:y2="9.208cm">
          <text:p/>
        </draw:line>
        <draw:line draw:style-name="gr2" draw:text-style-name="P2" draw:layer="layout" svg:x1="5.541cm" svg:y1="3.393cm" svg:x2="5.578cm" svg:y2="9.206cm">
          <text:p/>
        </draw:line>
        <draw:custom-shape draw:style-name="gr4" draw:text-style-name="P1" draw:layer="layout" svg:width="14.882cm" svg:height="5.344cm" svg:x="3.705cm" svg:y="3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7.913cm" svg:y1="3.858cm" svg:x2="14.303cm" svg:y2="9.225cm">
          <text:p/>
        </draw:line>
        <draw:line draw:style-name="gr5" draw:text-style-name="P2" draw:layer="layout" svg:x1="14.91cm" svg:y1="3.858cm" svg:x2="11.3cm" svg:y2="9.225cm">
          <text:p/>
        </draw:line>
        <draw:line draw:style-name="gr5" draw:text-style-name="P2" draw:layer="layout" svg:x1="15.321cm" svg:y1="3.858cm" svg:x2="11.711cm" svg:y2="9.225cm">
          <text:p/>
        </draw:line>
        <draw:line draw:style-name="gr5" draw:text-style-name="P2" draw:layer="layout" svg:x1="15.639cm" svg:y1="3.858cm" svg:x2="12.029cm" svg:y2="9.225cm">
          <text:p/>
        </draw:line>
        <draw:line draw:style-name="gr5" draw:text-style-name="P2" draw:layer="layout" svg:x1="16.075cm" svg:y1="3.858cm" svg:x2="12.465cm" svg:y2="9.225cm">
          <text:p/>
        </draw:line>
        <draw:line draw:style-name="gr5" draw:text-style-name="P2" draw:layer="layout" svg:x1="16.406cm" svg:y1="3.858cm" svg:x2="12.796cm" svg:y2="9.225cm">
          <text:p/>
        </draw:line>
        <draw:line draw:style-name="gr5" draw:text-style-name="P2" draw:layer="layout" svg:x1="16.736cm" svg:y1="3.858cm" svg:x2="13.126cm" svg:y2="9.225cm">
          <text:p/>
        </draw:line>
        <draw:line draw:style-name="gr5" draw:text-style-name="P2" draw:layer="layout" svg:x1="17.239cm" svg:y1="3.858cm" svg:x2="13.629cm" svg:y2="9.225cm">
          <text:p/>
        </draw:line>
        <draw:line draw:style-name="gr5" draw:text-style-name="P2" draw:layer="layout" svg:x1="17.543cm" svg:y1="3.858cm" svg:x2="13.933cm" svg:y2="9.225cm">
          <text:p/>
        </draw:line>
        <draw:line draw:style-name="gr5" draw:text-style-name="P2" draw:layer="layout" svg:x1="13.389cm" svg:y1="3.858cm" svg:x2="9.779cm" svg:y2="9.225cm">
          <text:p/>
        </draw:line>
        <draw:line draw:style-name="gr5" draw:text-style-name="P2" draw:layer="layout" svg:x1="13.747cm" svg:y1="3.858cm" svg:x2="10.137cm" svg:y2="9.225cm">
          <text:p/>
        </draw:line>
        <draw:line draw:style-name="gr5" draw:text-style-name="P2" draw:layer="layout" svg:x1="14.13cm" svg:y1="3.858cm" svg:x2="10.52cm" svg:y2="9.225cm">
          <text:p/>
        </draw:line>
        <draw:line draw:style-name="gr5" draw:text-style-name="P2" draw:layer="layout" svg:x1="14.54cm" svg:y1="3.858cm" svg:x2="10.93cm" svg:y2="9.225cm">
          <text:p/>
        </draw:line>
        <draw:line draw:style-name="gr5" draw:text-style-name="P2" draw:layer="layout" svg:x1="10.319cm" svg:y1="3.858cm" svg:x2="6.709cm" svg:y2="9.225cm">
          <text:p/>
        </draw:line>
        <draw:line draw:style-name="gr5" draw:text-style-name="P2" draw:layer="layout" svg:x1="10.73cm" svg:y1="3.858cm" svg:x2="7.12cm" svg:y2="9.225cm">
          <text:p/>
        </draw:line>
        <draw:line draw:style-name="gr5" draw:text-style-name="P2" draw:layer="layout" svg:x1="11.088cm" svg:y1="3.858cm" svg:x2="7.478cm" svg:y2="9.225cm">
          <text:p/>
        </draw:line>
        <draw:line draw:style-name="gr5" draw:text-style-name="P2" draw:layer="layout" svg:x1="11.511cm" svg:y1="3.858cm" svg:x2="7.901cm" svg:y2="9.225cm">
          <text:p/>
        </draw:line>
        <draw:line draw:style-name="gr5" draw:text-style-name="P2" draw:layer="layout" svg:x1="11.867cm" svg:y1="3.858cm" svg:x2="8.257cm" svg:y2="9.225cm">
          <text:p/>
        </draw:line>
        <draw:line draw:style-name="gr5" draw:text-style-name="P2" draw:layer="layout" svg:x1="12.251cm" svg:y1="3.858cm" svg:x2="8.641cm" svg:y2="9.225cm">
          <text:p/>
        </draw:line>
        <draw:line draw:style-name="gr5" draw:text-style-name="P2" draw:layer="layout" svg:x1="12.596cm" svg:y1="3.858cm" svg:x2="8.986cm" svg:y2="9.225cm">
          <text:p/>
        </draw:line>
        <draw:line draw:style-name="gr5" draw:text-style-name="P2" draw:layer="layout" svg:x1="13.059cm" svg:y1="3.858cm" svg:x2="9.449cm" svg:y2="9.225cm">
          <text:p/>
        </draw:line>
        <draw:line draw:style-name="gr5" draw:text-style-name="P2" draw:layer="layout" svg:x1="8.839cm" svg:y1="3.858cm" svg:x2="5.229cm" svg:y2="9.225cm">
          <text:p/>
        </draw:line>
        <draw:line draw:style-name="gr5" draw:text-style-name="P2" draw:layer="layout" svg:x1="9.182cm" svg:y1="3.858cm" svg:x2="5.572cm" svg:y2="9.225cm">
          <text:p/>
        </draw:line>
        <draw:line draw:style-name="gr5" draw:text-style-name="P2" draw:layer="layout" svg:x1="9.579cm" svg:y1="3.858cm" svg:x2="5.969cm" svg:y2="9.225cm">
          <text:p/>
        </draw:line>
        <draw:line draw:style-name="gr5" draw:text-style-name="P2" draw:layer="layout" svg:x1="9.95cm" svg:y1="3.858cm" svg:x2="6.34cm" svg:y2="9.225cm">
          <text:p/>
        </draw:line>
        <draw:line draw:style-name="gr5" draw:text-style-name="P2" draw:layer="layout" svg:x1="18.218cm" svg:y1="3.858cm" svg:x2="14.608cm" svg:y2="9.225cm">
          <text:p/>
        </draw:line>
        <draw:line draw:style-name="gr5" draw:text-style-name="P2" draw:layer="layout" svg:x1="7.727cm" svg:y1="3.858cm" svg:x2="4.117cm" svg:y2="9.225cm">
          <text:p/>
        </draw:line>
        <draw:line draw:style-name="gr5" draw:text-style-name="P2" draw:layer="layout" svg:x1="8.032cm" svg:y1="3.858cm" svg:x2="4.422cm" svg:y2="9.225cm">
          <text:p/>
        </draw:line>
        <draw:line draw:style-name="gr5" draw:text-style-name="P2" draw:layer="layout" svg:x1="8.428cm" svg:y1="3.858cm" svg:x2="4.818cm" svg:y2="9.225cm">
          <text:p/>
        </draw:line>
        <draw:path draw:style-name="gr6" draw:text-style-name="P3" draw:layer="layout" svg:width="6.254cm" svg:height="7.896cm" draw:transform="skewX (7.54165967495378E-017) rotate (1.02590453432227) translate (3.85907874581875cm 18.0235001005167cm)" svg:viewBox="0 0 6255 7897" svg:d="M0 67c536 3 1118-158 1645 8 304 96 570 201 906 193 863-18-397 1083 464 1251 329 64 185 664 336 987 363 781 347 2050 1176 2428 651 296 885 599 940 1116 59 559 1227 1237 607 1767l-106 80">
          <text:p/>
        </draw:path>
        <draw:path draw:style-name="gr6" draw:text-style-name="P2" draw:layer="layout" svg:width="6.254cm" svg:height="7.896cm" draw:transform="rotate (1.02590453432227) translate (3.91207874581875cm 14.5715001005167cm)" svg:viewBox="0 0 6255 7897" svg:d="M0 67c536 3 1118-158 1645 8 304 96 570 201 906 193 863-18-397 1083 464 1251 329 64 185 664 336 987 363 781 347 2050 1176 2428 651 296 885 599 940 1116 59 559 1227 1237 607 1767l-106 80">
          <text:p/>
        </draw:path>
        <draw:line draw:style-name="gr7" draw:text-style-name="P2" draw:layer="layout" svg:x1="5.582cm" svg:y1="12.33cm" svg:x2="5.518cm" svg:y2="15.841cm">
          <text:p/>
        </draw:line>
        <draw:line draw:style-name="gr7" draw:text-style-name="P2" draw:layer="layout" svg:x1="5.265cm" svg:y1="12.821cm" svg:x2="5.201cm" svg:y2="16.332cm">
          <text:p/>
        </draw:line>
        <draw:line draw:style-name="gr7" draw:text-style-name="P2" draw:layer="layout" svg:x1="5.013cm" svg:y1="13.033cm" svg:x2="4.949cm" svg:y2="16.544cm">
          <text:p/>
        </draw:line>
        <draw:line draw:style-name="gr7" draw:text-style-name="P2" draw:layer="layout" svg:x1="4.736cm" svg:y1="13.245cm" svg:x2="4.672cm" svg:y2="16.756cm">
          <text:p/>
        </draw:line>
        <draw:line draw:style-name="gr7" draw:text-style-name="P2" draw:layer="layout" svg:x1="4.484cm" svg:y1="13.575cm" svg:x2="4.42cm" svg:y2="17.086cm">
          <text:p/>
        </draw:line>
        <draw:line draw:style-name="gr7" draw:text-style-name="P2" draw:layer="layout" svg:x1="4.247cm" svg:y1="14.038cm" svg:x2="4.183cm" svg:y2="17.549cm">
          <text:p/>
        </draw:line>
        <draw:line draw:style-name="gr7" draw:text-style-name="P2" draw:layer="layout" svg:x1="3.995cm" svg:y1="14.514cm" svg:x2="3.931cm" svg:y2="18.025cm">
          <text:p/>
        </draw:line>
        <draw:line draw:style-name="gr7" draw:text-style-name="P2" draw:layer="layout" svg:x1="7.342cm" svg:y1="12.808cm" svg:x2="7.278cm" svg:y2="16.319cm">
          <text:p/>
        </draw:line>
        <draw:line draw:style-name="gr7" draw:text-style-name="P2" draw:layer="layout" svg:x1="7.117cm" svg:y1="12.689cm" svg:x2="7.053cm" svg:y2="16.2cm">
          <text:p/>
        </draw:line>
        <draw:line draw:style-name="gr7" draw:text-style-name="P2" draw:layer="layout" svg:x1="6.839cm" svg:y1="12.716cm" svg:x2="6.775cm" svg:y2="16.227cm">
          <text:p/>
        </draw:line>
        <draw:line draw:style-name="gr7" draw:text-style-name="P2" draw:layer="layout" svg:x1="6.588cm" svg:y1="12.942cm" svg:x2="6.524cm" svg:y2="16.453cm">
          <text:p/>
        </draw:line>
        <draw:line draw:style-name="gr7" draw:text-style-name="P2" draw:layer="layout" svg:x1="6.349cm" svg:y1="12.835cm" svg:x2="6.285cm" svg:y2="16.346cm">
          <text:p/>
        </draw:line>
        <draw:line draw:style-name="gr7" draw:text-style-name="P2" draw:layer="layout" svg:x1="6.072cm" svg:y1="12.571cm" svg:x2="6.008cm" svg:y2="16.082cm">
          <text:p/>
        </draw:line>
        <draw:line draw:style-name="gr7" draw:text-style-name="P2" draw:layer="layout" svg:x1="5.86cm" svg:y1="12.371cm" svg:x2="5.796cm" svg:y2="15.882cm">
          <text:p/>
        </draw:line>
        <draw:line draw:style-name="gr7" draw:text-style-name="P2" draw:layer="layout" svg:x1="5.86cm" svg:y1="12.371cm" svg:x2="5.796cm" svg:y2="15.882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7.633cm" svg:y1="12.901cm" svg:x2="7.569cm" svg:y2="16.412cm">
          <text:p/>
        </draw:line>
        <draw:line draw:style-name="gr7" draw:text-style-name="P2" draw:layer="layout" svg:x1="7.633cm" svg:y1="12.901cm" svg:x2="7.569cm" svg:y2="16.412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13.758cm" svg:y1="13.54cm" svg:x2="13.694cm" svg:y2="17.051cm">
          <text:p/>
        </draw:line>
        <draw:line draw:style-name="gr7" draw:text-style-name="P2" draw:layer="layout" svg:x1="13.441cm" svg:y1="13.032cm" svg:x2="13.377cm" svg:y2="16.543cm">
          <text:p/>
        </draw:line>
        <draw:line draw:style-name="gr7" draw:text-style-name="P2" draw:layer="layout" svg:x1="13.131cm" svg:y1="12.965cm" svg:x2="13.067cm" svg:y2="16.476cm">
          <text:p/>
        </draw:line>
        <draw:line draw:style-name="gr7" draw:text-style-name="P2" draw:layer="layout" svg:x1="12.859cm" svg:y1="12.966cm" svg:x2="12.795cm" svg:y2="16.477cm">
          <text:p/>
        </draw:line>
        <draw:line draw:style-name="gr7" draw:text-style-name="P2" draw:layer="layout" svg:x1="12.571cm" svg:y1="13.02cm" svg:x2="12.507cm" svg:y2="16.531cm">
          <text:p/>
        </draw:line>
        <draw:line draw:style-name="gr7" draw:text-style-name="P2" draw:layer="layout" svg:x1="12.284cm" svg:y1="13.057cm" svg:x2="12.22cm" svg:y2="16.568cm">
          <text:p/>
        </draw:line>
        <draw:line draw:style-name="gr7" draw:text-style-name="P2" draw:layer="layout" svg:x1="12.027cm" svg:y1="13.026cm" svg:x2="11.963cm" svg:y2="16.537cm">
          <text:p/>
        </draw:line>
        <draw:line draw:style-name="gr7" draw:text-style-name="P2" draw:layer="layout" svg:x1="11.74cm" svg:y1="12.926cm" svg:x2="11.676cm" svg:y2="16.437cm">
          <text:p/>
        </draw:line>
        <draw:line draw:style-name="gr7" draw:text-style-name="P2" draw:layer="layout" svg:x1="11.422cm" svg:y1="12.871cm" svg:x2="11.358cm" svg:y2="16.382cm">
          <text:p/>
        </draw:line>
        <draw:line draw:style-name="gr7" draw:text-style-name="P2" draw:layer="layout" svg:x1="11.125cm" svg:y1="12.941cm" svg:x2="11.061cm" svg:y2="16.452cm">
          <text:p/>
        </draw:line>
        <draw:line draw:style-name="gr7" draw:text-style-name="P2" draw:layer="layout" svg:x1="10.769cm" svg:y1="13.034cm" svg:x2="10.705cm" svg:y2="16.545cm">
          <text:p/>
        </draw:line>
        <draw:line draw:style-name="gr7" draw:text-style-name="P2" draw:layer="layout" svg:x1="10.411cm" svg:y1="13.259cm" svg:x2="10.347cm" svg:y2="16.77cm">
          <text:p/>
        </draw:line>
        <draw:line draw:style-name="gr7" draw:text-style-name="P2" draw:layer="layout" svg:x1="10.04cm" svg:y1="13.417cm" svg:x2="9.976cm" svg:y2="16.928cm">
          <text:p/>
        </draw:line>
        <draw:line draw:style-name="gr7" draw:text-style-name="P2" draw:layer="layout" svg:x1="9.697cm" svg:y1="13.443cm" svg:x2="9.633cm" svg:y2="16.954cm">
          <text:p/>
        </draw:line>
        <draw:line draw:style-name="gr7" draw:text-style-name="P2" draw:layer="layout" svg:x1="9.379cm" svg:y1="13.39cm" svg:x2="9.315cm" svg:y2="16.901cm">
          <text:p/>
        </draw:line>
        <draw:line draw:style-name="gr7" draw:text-style-name="P2" draw:layer="layout" svg:x1="9.062cm" svg:y1="13.272cm" svg:x2="8.998cm" svg:y2="16.783cm">
          <text:p/>
        </draw:line>
        <draw:line draw:style-name="gr7" draw:text-style-name="P2" draw:layer="layout" svg:x1="8.757cm" svg:y1="13.205cm" svg:x2="8.693cm" svg:y2="16.716cm">
          <text:p/>
        </draw:line>
        <draw:line draw:style-name="gr7" draw:text-style-name="P2" draw:layer="layout" svg:x1="8.493cm" svg:y1="13.139cm" svg:x2="8.429cm" svg:y2="16.65cm">
          <text:p/>
        </draw:line>
        <draw:line draw:style-name="gr7" draw:text-style-name="P2" draw:layer="layout" svg:x1="8.229cm" svg:y1="13.033cm" svg:x2="8.165cm" svg:y2="16.544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</draw:page>
      <draw:page draw:name="page3" draw:style-name="dp1" draw:master-page-name="Default">
        <draw:frame draw:style-name="gr8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8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8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8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8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8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8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8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8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ellipse draw:style-name="gr9" draw:text-style-name="P1" draw:layer="layout" svg:width="9.181cm" svg:height="9.263cm" svg:x="4.918cm" svg:y="20.671cm" draw:kind="cut" draw:start-angle="0.17" draw:end-angle="180.02">
          <text:p/>
        </draw:ellipse>
        <draw:circle draw:style-name="gr10" draw:text-style-name="P4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1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684cm" svg:y1="7.003cm" svg:x2="9.743cm" svg:y2="4.657cm">
          <text:p/>
        </draw:line>
        <draw:line draw:style-name="gr13" draw:text-style-name="P2" draw:layer="layout" svg:x1="13.757cm" svg:y1="4.657cm" svg:x2="9.744cm" svg:y2="4.657cm">
          <text:p/>
        </draw:line>
        <draw:custom-shape draw:style-name="gr14" draw:text-style-name="P6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4.928cm" svg:y="20.682cm" draw:kind="cut" draw:start-angle="0.17" draw:end-angle="180.02">
          <text:p/>
        </draw:ellipse>
        <draw:custom-shape draw:style-name="gr16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5cm" svg:y1="21.874cm" svg:x2="12.557cm" svg:y2="21.904cm">
          <text:p/>
        </draw:line>
        <draw:custom-shape draw:style-name="gr18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2" draw:layer="layout" svg:x1="10.614cm" svg:y1="12.294cm" svg:x2="10.614cm" svg:y2="12.649cm">
            <text:p/>
          </draw:line>
          <draw:line draw:style-name="gr20" draw:text-style-name="P2" draw:layer="layout" svg:x1="10.44cm" svg:y1="12.468cm" svg:x2="10.784cm" svg:y2="12.464cm">
            <text:p/>
          </draw:line>
        </draw:g>
        <draw:line draw:style-name="gr21" draw:text-style-name="P2" draw:layer="layout" svg:x1="3.993cm" svg:y1="12.783cm" svg:x2="2.466cm" svg:y2="10.792cm">
          <text:p/>
        </draw:line>
        <draw:line draw:style-name="gr21" draw:text-style-name="P2" draw:layer="layout" svg:x1="3.993cm" svg:y1="12.783cm" svg:x2="5.196cm" svg:y2="11.854cm">
          <text:p/>
        </draw:line>
        <draw:line draw:style-name="gr22" draw:text-style-name="P2" draw:layer="layout" svg:x1="12.235cm" svg:y1="12.442cm" svg:x2="13.199cm" svg:y2="12.436cm">
          <text:p/>
        </draw:line>
        <draw:frame draw:style-name="gr8" draw:text-style-name="P2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3" draw:text-style-name="P6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3cm" svg:y1="21.848cm" svg:x2="9.316cm" svg:y2="25.247cm">
          <text:p/>
        </draw:line>
        <draw:custom-shape draw:style-name="gr24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" draw:layer="layout" svg:width="9.181cm" svg:height="9.263cm" svg:x="4.922cm" svg:y="20.684cm" draw:kind="cut" draw:start-angle="0.17" draw:end-angle="180.02">
          <text:p/>
        </draw:ellipse>
        <draw:custom-shape draw:style-name="gr14" draw:text-style-name="P6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4.932cm" svg:y="20.695cm" draw:kind="cut" draw:start-angle="0.17" draw:end-angle="180.02">
          <text:p/>
        </draw:ellipse>
        <draw:custom-shape draw:style-name="gr16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9cm" svg:y1="21.887cm" svg:x2="12.561cm" svg:y2="21.917cm">
          <text:p/>
        </draw:line>
        <draw:custom-shape draw:style-name="gr23" draw:text-style-name="P6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7cm" svg:y1="21.861cm" svg:x2="9.32cm" svg:y2="25.26cm">
          <text:p/>
        </draw:line>
        <draw:custom-shape draw:style-name="gr24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26" draw:text-style-name="P7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9" draw:text-style-name="P2" draw:layer="layout" svg:x1="10.977cm" svg:y1="11.398cm" svg:x2="11.466cm" svg:y2="11.406cm">
            <text:p/>
          </draw:line>
          <draw:line draw:style-name="gr29" draw:text-style-name="P2" draw:layer="layout" svg:x1="11.008cm" svg:y1="10.963cm" svg:x2="11.004cm" svg:y2="11.428cm">
            <text:p/>
          </draw:line>
          <draw:line draw:style-name="gr29" draw:text-style-name="P2" draw:layer="layout" svg:x1="10.906cm" svg:y1="11.517cm" svg:x2="11.003cm" svg:y2="11.404cm">
            <text:p/>
          </draw:line>
        </draw:g>
        <draw:line draw:style-name="gr30" draw:text-style-name="P2" draw:layer="layout" svg:x1="11.012cm" svg:y1="9.011cm" svg:x2="11.005cm" svg:y2="11.398cm">
          <text:p/>
        </draw:line>
        <draw:line draw:style-name="gr30" draw:text-style-name="P2" draw:layer="layout" svg:x1="11cm" svg:y1="9.024cm" svg:x2="14.899cm" svg:y2="9.019cm">
          <text:p/>
        </draw:line>
        <draw:line draw:style-name="gr30" draw:text-style-name="P2" draw:layer="layout" svg:x1="11cm" svg:y1="11.387cm" svg:x2="14.9cm" svg:y2="9.02cm">
          <text:p/>
        </draw:line>
        <draw:custom-shape draw:style-name="gr31" draw:text-style-name="P9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layout" svg:x1="6.368cm" svg:y1="7.083cm" svg:x2="6.403cm" svg:y2="16.126cm">
          <text:p/>
        </draw:line>
        <draw:line draw:style-name="gr29" draw:text-style-name="P2" draw:layer="layout" svg:x1="15.653cm" svg:y1="6.887cm" svg:x2="15.688cm" svg:y2="15.93cm">
          <text:p/>
        </draw:line>
      </draw:page>
      <draw:page draw:name="page7" draw:style-name="dp1" draw:master-page-name="Default">
        <draw:custom-shape draw:style-name="gr33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328cm" svg:y1="7.446cm" svg:x2="9.372cm" svg:y2="5.188cm">
          <text:p/>
        </draw:line>
        <draw:line draw:style-name="gr13" draw:text-style-name="P2" draw:layer="layout" svg:x1="13.986cm" svg:y1="5.247cm" svg:x2="9.356cm" svg:y2="5.209cm">
          <text:p/>
        </draw:line>
        <draw:line draw:style-name="gr29" draw:text-style-name="P2" draw:layer="layout" svg:x1="5.041cm" svg:y1="2.852cm" svg:x2="5.043cm" svg:y2="7.458cm">
          <text:p/>
        </draw:line>
        <draw:line draw:style-name="gr29" draw:text-style-name="P2" draw:layer="layout" svg:x1="14.019cm" svg:y1="2.773cm" svg:x2="14.02cm" svg:y2="7.465cm">
          <text:p/>
        </draw:line>
        <draw:line draw:style-name="gr34" draw:text-style-name="P2" draw:layer="layout" svg:x1="5.039cm" svg:y1="2.879cm" svg:x2="9.333cm" svg:y2="7.464cm">
          <text:p/>
        </draw:line>
        <draw:line draw:style-name="gr34" draw:text-style-name="P2" draw:layer="layout" svg:x1="14.042cm" svg:y1="2.803cm" svg:x2="9.31cm" svg:y2="7.469cm">
          <text:p/>
        </draw:line>
        <draw:custom-shape draw:style-name="gr35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2" draw:layer="layout" svg:x1="15.602cm" svg:y1="7.462cm" svg:x2="14.207cm" svg:y2="7.467cm">
          <text:p/>
        </draw:line>
        <draw:line draw:style-name="gr13" draw:text-style-name="P2" draw:layer="layout" svg:x1="15.639cm" svg:y1="5.225cm" svg:x2="14.244cm" svg:y2="5.23cm">
          <text:p/>
        </draw:line>
        <draw:custom-shape draw:style-name="gr12" draw:text-style-name="P5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4.989cm" svg:y1="7.477cm" svg:x2="15.005cm" svg:y2="6.628cm">
          <text:p/>
        </draw:line>
        <draw:line draw:style-name="gr13" draw:text-style-name="P2" draw:layer="layout" svg:x1="14.974cm" svg:y1="5.913cm" svg:x2="14.981cm" svg:y2="5.227cm">
          <text:p/>
        </draw:line>
        <draw:line draw:style-name="gr37" draw:text-style-name="P2" draw:layer="layout" svg:x1="9.313cm" svg:y1="7.903cm" svg:x2="9.313cm" svg:y2="9.314cm">
          <text:p/>
        </draw:line>
        <draw:custom-shape draw:style-name="gr38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9" draw:text-style-name="P1" draw:layer="layout" svg:width="9.181cm" svg:height="9.263cm" svg:x="5.265cm" svg:y="13.416cm" draw:kind="cut" draw:start-angle="0.17" draw:end-angle="180.02">
          <text:p/>
        </draw:ellipse>
        <draw:custom-shape draw:style-name="gr14" draw:text-style-name="P6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5.275cm" svg:y="13.427cm" draw:kind="cut" draw:start-angle="0.17" draw:end-angle="180.02">
          <text:p/>
        </draw:ellipse>
        <draw:custom-shape draw:style-name="gr16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722cm" svg:y1="14.619cm" svg:x2="12.904cm" svg:y2="14.649cm">
          <text:p/>
        </draw:line>
        <draw:custom-shape draw:style-name="gr23" draw:text-style-name="P6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7cm" svg:y1="14.593cm" svg:x2="9.663cm" svg:y2="17.992cm">
          <text:p/>
        </draw:line>
        <draw:custom-shape draw:style-name="gr39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2" draw:layer="layout" svg:x1="13.941cm" svg:y1="7.763cm" svg:x2="13.941cm" svg:y2="9.174cm">
          <text:p/>
        </draw:line>
        <draw:line draw:style-name="gr37" draw:text-style-name="P2" draw:layer="layout" svg:x1="10.893cm" svg:y1="8.665cm" svg:x2="9.285cm" svg:y2="8.693cm">
          <text:p/>
        </draw:line>
        <draw:line draw:style-name="gr37" draw:text-style-name="P2" draw:layer="layout" svg:x1="13.942cm" svg:y1="8.601cm" svg:x2="12.334cm" svg:y2="8.629cm">
          <text:p/>
        </draw:line>
        <draw:line draw:style-name="gr13" draw:text-style-name="P2" draw:layer="layout" svg:x1="16.141cm" svg:y1="18.014cm" svg:x2="14.746cm" svg:y2="18.019cm">
          <text:p/>
        </draw:line>
        <draw:line draw:style-name="gr13" draw:text-style-name="P2" draw:layer="layout" svg:x1="16.168cm" svg:y1="14.676cm" svg:x2="13.388cm" svg:y2="14.658cm">
          <text:p/>
        </draw:line>
        <draw:line draw:style-name="gr13" draw:text-style-name="P2" draw:layer="layout" svg:x1="15.528cm" svg:y1="18.029cm" svg:x2="15.536cm" svg:y2="16.521cm">
          <text:p/>
        </draw:line>
        <draw:line draw:style-name="gr13" draw:text-style-name="P2" draw:layer="layout" svg:x1="15.494cm" svg:y1="15.66cm" svg:x2="15.504cm" svg:y2="14.674cm">
          <text:p/>
        </draw:line>
        <draw:frame draw:style-name="gr8" draw:text-style-name="P2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8" draw:text-style-name="P2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37" draw:text-style-name="P2" draw:layer="layout" svg:x1="9.697cm" svg:y1="18.596cm" svg:x2="9.697cm" svg:y2="20.007cm">
          <text:p/>
        </draw:line>
        <draw:line draw:style-name="gr37" draw:text-style-name="P2" draw:layer="layout" svg:x1="14.456cm" svg:y1="18.247cm" svg:x2="14.451cm" svg:y2="19.963cm">
          <text:p/>
        </draw:line>
        <draw:line draw:style-name="gr37" draw:text-style-name="P2" draw:layer="layout" svg:x1="11.277cm" svg:y1="19.358cm" svg:x2="9.669cm" svg:y2="19.386cm">
          <text:p/>
        </draw:line>
        <draw:line draw:style-name="gr37" draw:text-style-name="P2" draw:layer="layout" svg:x1="14.442cm" svg:y1="19.286cm" svg:x2="12.718cm" svg:y2="19.322cm">
          <text:p/>
        </draw:line>
        <draw:frame draw:style-name="gr8" draw:text-style-name="P2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3" draw:text-style-name="P2" draw:layer="layout" svg:x1="4.629cm" svg:y1="2.85cm" svg:x2="3.234cm" svg:y2="2.855cm">
          <text:p/>
        </draw:line>
        <draw:line draw:style-name="gr13" draw:text-style-name="P2" draw:layer="layout" svg:x1="3.686cm" svg:y1="7.516cm" svg:x2="3.719cm" svg:y2="5.63cm">
          <text:p/>
        </draw:line>
        <draw:line draw:style-name="gr13" draw:text-style-name="P2" draw:layer="layout" svg:x1="3.689cm" svg:y1="4.651cm" svg:x2="3.693cm" svg:y2="2.846cm">
          <text:p/>
        </draw:line>
        <draw:line draw:style-name="gr13" draw:text-style-name="P2" draw:layer="layout" svg:x1="4.564cm" svg:y1="7.52cm" svg:x2="3.169cm" svg:y2="7.525cm">
          <text:p/>
        </draw:line>
        <draw:frame draw:style-name="gr8" draw:text-style-name="P2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8" draw:text-style-name="P2" draw:layer="layout" svg:width="14.689cm" svg:height="6.807cm" svg:x="2.276cm" svg:y="8.038cm">
          <draw:image xlink:href="Pictures/100000010000049800000221AFA5F67DDA6C0708.png" xlink:type="simple" xlink:show="embed" xlink:actuate="onLoad" draw:mime-type="image/png">
            <text:p/>
          </draw:image>
        </draw:frame>
        <draw:custom-shape draw:style-name="gr40" draw:text-style-name="P10" draw:layer="layout" svg:width="0.397cm" svg:height="4.021cm" svg:x="9.142cm" svg:y="10.0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456cm" svg:height="0.434cm" draw:transform="rotate (-0.0263544717051139) translate (9.109cm 14.274cm)">
          <draw:image xlink:href="Pictures/100000010000003D0000003A94573875800E23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T21H32S</meta:editing-duration>
    <meta:editing-cycles>7</meta:editing-cycles>
    <meta:generator>LibreOffice/7.3.7.2$Linux_X86_64 LibreOffice_project/30$Build-2</meta:generator>
    <dc:date>2024-09-03T13:21:23.234027320</dc:date>
    <meta:document-statistic meta:object-count="327"/>
  </office:meta>
</office:document-meta>
</file>